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0" calcext:value-type="float">
            <text:p>0</text:p>
          </table:table-cell>
          <table:table-cell table:formula="of:=SUM([.$B$2:.$B17])" office:value-type="float" office:value="31450" calcext:value-type="float">
            <text:p>31450</text:p>
          </table:table-cell>
          <table:table-cell table:style-name="ce2" table:formula="of:=AVERAGE([.$B$2:.$B17])" office:value-type="float" office:value="1965.625" calcext:value-type="float">
            <text:p>1965.6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0" calcext:value-type="float">
            <text:p>0</text:p>
          </table:table-cell>
          <table:table-cell table:formula="of:=SUM([.$B$2:.$B18])" office:value-type="float" office:value="31450" calcext:value-type="float">
            <text:p>31450</text:p>
          </table:table-cell>
          <table:table-cell table:style-name="ce2" table:formula="of:=AVERAGE([.$B$2:.$B18])" office:value-type="float" office:value="1850" calcext:value-type="float">
            <text:p>1850.0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0" calcext:value-type="float">
            <text:p>0</text:p>
          </table:table-cell>
          <table:table-cell table:formula="of:=SUM([.$B$2:.$B19])" office:value-type="float" office:value="31450" calcext:value-type="float">
            <text:p>31450</text:p>
          </table:table-cell>
          <table:table-cell table:style-name="ce2" table:formula="of:=AVERAGE([.$B$2:.$B19])" office:value-type="float" office:value="1747.22222222222" calcext:value-type="float">
            <text:p>1747.2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1450" calcext:value-type="float">
            <text:p>31450</text:p>
          </table:table-cell>
          <table:table-cell table:style-name="ce2" table:formula="of:=AVERAGE([.$B$2:.$B20])" office:value-type="float" office:value="1655.26315789474" calcext:value-type="float">
            <text:p>1655.3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0" calcext:value-type="float">
            <text:p>0</text:p>
          </table:table-cell>
          <table:table-cell table:formula="of:=SUM([.$B$2:.$B21])" office:value-type="float" office:value="31450" calcext:value-type="float">
            <text:p>31450</text:p>
          </table:table-cell>
          <table:table-cell table:style-name="ce2" table:formula="of:=AVERAGE([.$B$2:.$B21])" office:value-type="float" office:value="1572.5" calcext:value-type="float">
            <text:p>157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31450" calcext:value-type="float">
            <text:p>31450</text:p>
          </table:table-cell>
          <table:table-cell table:style-name="ce2" table:formula="of:=AVERAGE([.$B$2:.$B22])" office:value-type="float" office:value="1497.61904761905" calcext:value-type="float">
            <text:p>1497.6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0" calcext:value-type="float">
            <text:p>0</text:p>
          </table:table-cell>
          <table:table-cell table:formula="of:=SUM([.$B$2:.$B23])" office:value-type="float" office:value="31450" calcext:value-type="float">
            <text:p>31450</text:p>
          </table:table-cell>
          <table:table-cell table:style-name="ce2" table:formula="of:=AVERAGE([.$B$2:.$B23])" office:value-type="float" office:value="1429.54545454545" calcext:value-type="float">
            <text:p>1429.5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0" calcext:value-type="float">
            <text:p>0</text:p>
          </table:table-cell>
          <table:table-cell table:formula="of:=SUM([.$B$2:.$B24])" office:value-type="float" office:value="31450" calcext:value-type="float">
            <text:p>31450</text:p>
          </table:table-cell>
          <table:table-cell table:style-name="ce2" table:formula="of:=AVERAGE([.$B$2:.$B24])" office:value-type="float" office:value="1367.39130434783" calcext:value-type="float">
            <text:p>1367.4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0" calcext:value-type="float">
            <text:p>0</text:p>
          </table:table-cell>
          <table:table-cell table:formula="of:=SUM([.$B$2:.$B25])" office:value-type="float" office:value="31450" calcext:value-type="float">
            <text:p>31450</text:p>
          </table:table-cell>
          <table:table-cell table:style-name="ce2" table:formula="of:=AVERAGE([.$B$2:.$B25])" office:value-type="float" office:value="1310.41666666667" calcext:value-type="float">
            <text:p>1310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0" calcext:value-type="float">
            <text:p>0</text:p>
          </table:table-cell>
          <table:table-cell table:formula="of:=SUM([.$B$2:.$B26])" office:value-type="float" office:value="31450" calcext:value-type="float">
            <text:p>31450</text:p>
          </table:table-cell>
          <table:table-cell table:style-name="ce2" table:formula="of:=AVERAGE([.$B$2:.$B26])" office:value-type="float" office:value="1258" calcext:value-type="float">
            <text:p>1258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0" calcext:value-type="float">
            <text:p>0</text:p>
          </table:table-cell>
          <table:table-cell table:formula="of:=SUM([.$B$2:.$B27])" office:value-type="float" office:value="31450" calcext:value-type="float">
            <text:p>31450</text:p>
          </table:table-cell>
          <table:table-cell table:style-name="ce2" table:formula="of:=AVERAGE([.$B$2:.$B27])" office:value-type="float" office:value="1209.61538461538" calcext:value-type="float">
            <text:p>1209.6</text:p>
          </table:table-cell>
          <table:table-cell/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31450" calcext:value-type="float">
            <text:p>31450</text:p>
          </table:table-cell>
          <table:table-cell table:style-name="ce2" table:formula="of:=AVERAGE([.$B$2:.$B28])" office:value-type="float" office:value="1164.81481481481" calcext:value-type="float">
            <text:p>1164.8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31450" calcext:value-type="float">
            <text:p>31450</text:p>
          </table:table-cell>
          <table:table-cell table:style-name="ce2" table:formula="of:=AVERAGE([.$B$2:.$B29])" office:value-type="float" office:value="1123.21428571429" calcext:value-type="float">
            <text:p>1123.2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31450" calcext:value-type="float">
            <text:p>31450</text:p>
          </table:table-cell>
          <table:table-cell table:style-name="ce2" table:formula="of:=AVERAGE([.$B$2:.$B30])" office:value-type="float" office:value="1084.48275862069" calcext:value-type="float">
            <text:p>1084.5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31450" calcext:value-type="float">
            <text:p>31450</text:p>
          </table:table-cell>
          <table:table-cell table:style-name="ce2" table:formula="of:=AVERAGE([.$B$2:.$B31])" office:value-type="float" office:value="1048.33333333333" calcext:value-type="float">
            <text:p>1048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31450" calcext:value-type="float">
            <text:p>31450</text:p>
          </table:table-cell>
          <table:table-cell table:style-name="ce2" table:formula="of:=AVERAGE([.$B$2:.$B32])" office:value-type="float" office:value="1014.51612903226" calcext:value-type="float">
            <text:p>1014.5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31450" calcext:value-type="float">
            <text:p>31450</text:p>
          </table:table-cell>
          <table:table-cell table:style-name="ce2" table:formula="of:=AVERAGE([.$B$2:.$B33])" office:value-type="float" office:value="982.8125" calcext:value-type="float">
            <text:p>982.8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31450" calcext:value-type="float">
            <text:p>31450</text:p>
          </table:table-cell>
          <table:table-cell table:style-name="ce2" table:formula="of:=AVERAGE([.$B$2:.$B34])" office:value-type="float" office:value="953.030303030303" calcext:value-type="float">
            <text:p>953.0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31450" calcext:value-type="float">
            <text:p>31450</text:p>
          </table:table-cell>
          <table:table-cell table:style-name="ce2" table:formula="of:=AVERAGE([.$B$2:.$B35])" office:value-type="float" office:value="925" calcext:value-type="float">
            <text:p>925.0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31450" calcext:value-type="float">
            <text:p>31450</text:p>
          </table:table-cell>
          <table:table-cell table:style-name="ce2" table:formula="of:=AVERAGE([.$B$2:.$B36])" office:value-type="float" office:value="898.571428571429" calcext:value-type="float">
            <text:p>898.6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31450" calcext:value-type="float">
            <text:p>31450</text:p>
          </table:table-cell>
          <table:table-cell table:style-name="ce2" table:formula="of:=AVERAGE([.$B$2:.$B37])" office:value-type="float" office:value="873.611111111111" calcext:value-type="float">
            <text:p>873.6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31450" calcext:value-type="float">
            <text:p>31450</text:p>
          </table:table-cell>
          <table:table-cell table:style-name="ce2" table:formula="of:=AVERAGE([.$B$2:.$B38])" office:value-type="float" office:value="850" calcext:value-type="float">
            <text:p>850.0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31450" calcext:value-type="float">
            <text:p>31450</text:p>
          </table:table-cell>
          <table:table-cell table:style-name="ce2" table:formula="of:=AVERAGE([.$B$2:.$B39])" office:value-type="float" office:value="827.631578947369" calcext:value-type="float">
            <text:p>827.6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31450" calcext:value-type="float">
            <text:p>31450</text:p>
          </table:table-cell>
          <table:table-cell table:style-name="ce2" table:formula="of:=AVERAGE([.$B$2:.$B40])" office:value-type="float" office:value="806.410256410256" calcext:value-type="float">
            <text:p>806.4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31450" calcext:value-type="float">
            <text:p>31450</text:p>
          </table:table-cell>
          <table:table-cell table:style-name="ce2" table:formula="of:=AVERAGE([.$B$2:.$B41])" office:value-type="float" office:value="786.25" calcext:value-type="float">
            <text:p>786.3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31450" calcext:value-type="float">
            <text:p>31450</text:p>
          </table:table-cell>
          <table:table-cell table:style-name="ce2" table:formula="of:=AVERAGE([.$B$2:.$B42])" office:value-type="float" office:value="767.073170731707" calcext:value-type="float">
            <text:p>767.1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31450" calcext:value-type="float">
            <text:p>31450</text:p>
          </table:table-cell>
          <table:table-cell table:style-name="ce2" table:formula="of:=AVERAGE([.$B$2:.$B43])" office:value-type="float" office:value="748.809523809524" calcext:value-type="float">
            <text:p>748.8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31450" calcext:value-type="float">
            <text:p>31450</text:p>
          </table:table-cell>
          <table:table-cell table:style-name="ce2" table:formula="of:=AVERAGE([.$B$2:.$B44])" office:value-type="float" office:value="731.395348837209" calcext:value-type="float">
            <text:p>731.4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31450" calcext:value-type="float">
            <text:p>31450</text:p>
          </table:table-cell>
          <table:table-cell table:style-name="ce2" table:formula="of:=AVERAGE([.$B$2:.$B45])" office:value-type="float" office:value="714.772727272727" calcext:value-type="float">
            <text:p>714.8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31450" calcext:value-type="float">
            <text:p>31450</text:p>
          </table:table-cell>
          <table:table-cell table:style-name="ce2" table:formula="of:=AVERAGE([.$B$2:.$B46])" office:value-type="float" office:value="698.888888888889" calcext:value-type="float">
            <text:p>698.9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31450" calcext:value-type="float">
            <text:p>31450</text:p>
          </table:table-cell>
          <table:table-cell table:style-name="ce2" table:formula="of:=AVERAGE([.$B$2:.$B47])" office:value-type="float" office:value="683.695652173913" calcext:value-type="float">
            <text:p>683.7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21:55:28.175326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4-20T21:56:45.666535845</dc:date>
    <meta:editing-duration>PT1H6M</meta:editing-duration>
    <meta:editing-cycles>9</meta:editing-cycles>
    <meta:generator>LibreOffice/5.1.6.2$Linux_X86_64 LibreOffice_project/10m0$Build-2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965.625">
                <text:p>1965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747.22222222222">
                <text:p>1747.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655.26315789474">
                <text:p>1655.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572.5">
                <text:p>157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497.61904761905">
                <text:p>1497.61904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429.54545454545">
                <text:p>1429.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367.39130434783">
                <text:p>1367.39130434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310.41666666667">
                <text:p>1310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209.61538461538">
                <text:p>1209.61538461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164.81481481481">
                <text:p>1164.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123.21428571429">
                <text:p>1123.2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084.48275862069">
                <text:p>1084.4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48.33333333333">
                <text:p>1048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014.51612903226">
                <text:p>1014.51612903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82.8125">
                <text:p>982.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953.030303030303">
                <text:p>953.03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98.571428571429">
                <text:p>898.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73.611111111111">
                <text:p>873.6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827.631578947369">
                <text:p>827.631578947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806.410256410256">
                <text:p>806.410256410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86.25">
                <text:p>786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767.073170731707">
                <text:p>767.073170731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48.809523809524">
                <text:p>748.809523809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731.395348837209">
                <text:p>731.395348837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714.772727272727">
                <text:p>714.772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698.888888888889">
                <text:p>698.8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683.695652173913">
                <text:p>683.695652173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